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Georgia" svg:font-family="Georgia, Courier, 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Bibliography_20_1">
      <style:paragraph-properties fo:margin-top="0.101cm" fo:margin-bottom="0.101cm" loext:contextual-spacing="false" fo:line-height="200%" fo:text-align="start" style:justify-single-word="false"/>
      <style:text-properties style:use-window-font-color="true" style:font-name="Liberation Serif" officeooo:rsid="00371b45" officeooo:paragraph-rsid="00371b45"/>
    </style:style>
    <style:style style:name="P2" style:family="paragraph" style:parent-style-name="Bibliography_20_1">
      <style:paragraph-properties fo:line-height="200%"/>
    </style:style>
    <style:style style:name="P3" style:family="paragraph" style:parent-style-name="Standard">
      <style:paragraph-properties fo:margin-top="0.101cm" fo:margin-bottom="0.101cm" loext:contextual-spacing="false" fo:line-height="200%"/>
      <style:text-properties fo:language="en" fo:country="US" officeooo:paragraph-rsid="001330fa"/>
    </style:style>
    <style:style style:name="P4" style:family="paragraph" style:parent-style-name="Standard">
      <style:paragraph-properties fo:margin-top="0.101cm" fo:margin-bottom="0.101cm" loext:contextual-spacing="false" fo:line-height="200%"/>
      <style:text-properties officeooo:paragraph-rsid="001330fa"/>
    </style:style>
    <style:style style:name="P5" style:family="paragraph" style:parent-style-name="Standard">
      <style:paragraph-properties fo:margin-top="0.101cm" fo:margin-bottom="0.101cm" loext:contextual-spacing="false" fo:line-height="200%"/>
      <style:text-properties officeooo:paragraph-rsid="001ffd32"/>
    </style:style>
    <style:style style:name="P6" style:family="paragraph" style:parent-style-name="Standard">
      <style:paragraph-properties fo:margin-top="0.101cm" fo:margin-bottom="0.101cm" loext:contextual-spacing="false" fo:line-height="200%"/>
      <style:text-properties officeooo:paragraph-rsid="0023af50"/>
    </style:style>
    <style:style style:name="P7" style:family="paragraph" style:parent-style-name="Standard">
      <style:paragraph-properties fo:margin-top="0.101cm" fo:margin-bottom="0.101cm" loext:contextual-spacing="false" fo:line-height="200%"/>
      <style:text-properties officeooo:paragraph-rsid="002a6c95"/>
    </style:style>
    <style:style style:name="P8" style:family="paragraph" style:parent-style-name="Standard">
      <style:paragraph-properties fo:margin-top="0.101cm" fo:margin-bottom="0.101cm" loext:contextual-spacing="false" fo:line-height="200%"/>
      <style:text-properties officeooo:paragraph-rsid="0030f84e"/>
    </style:style>
    <style:style style:name="P9" style:family="paragraph" style:parent-style-name="Standard">
      <style:paragraph-properties fo:margin-top="0.101cm" fo:margin-bottom="0.101cm" loext:contextual-spacing="false" fo:line-height="200%"/>
      <style:text-properties officeooo:paragraph-rsid="0031fe0c"/>
    </style:style>
    <style:style style:name="P10" style:family="paragraph" style:parent-style-name="Standard">
      <style:paragraph-properties fo:margin-top="0.101cm" fo:margin-bottom="0.101cm" loext:contextual-spacing="false" fo:line-height="200%"/>
      <style:text-properties officeooo:paragraph-rsid="00346fa7"/>
    </style:style>
    <style:style style:name="P11" style:family="paragraph" style:parent-style-name="Standard">
      <style:paragraph-properties fo:margin-top="0.101cm" fo:margin-bottom="0.101cm" loext:contextual-spacing="false" fo:line-height="200%" fo:text-align="start" style:justify-single-word="false"/>
      <style:text-properties style:use-window-font-color="true" style:font-name="Liberation Serif" officeooo:rsid="00346fa7" officeooo:paragraph-rsid="00346fa7"/>
    </style:style>
    <style:style style:name="P12" style:family="paragraph" style:parent-style-name="Standard">
      <style:paragraph-properties fo:margin-top="0.101cm" fo:margin-bottom="0.101cm" loext:contextual-spacing="false" fo:line-height="200%" fo:text-align="start" style:justify-single-word="false"/>
      <style:text-properties style:use-window-font-color="true" style:font-name="Liberation Serif" officeooo:rsid="00346fa7" officeooo:paragraph-rsid="00371b45"/>
    </style:style>
    <style:style style:name="P13" style:family="paragraph" style:parent-style-name="Standard">
      <style:paragraph-properties fo:margin-top="0.101cm" fo:margin-bottom="0.101cm" loext:contextual-spacing="false" fo:line-height="200%" fo:text-align="center" style:justify-single-word="false" fo:break-before="page"/>
      <style:text-properties style:use-window-font-color="true" style:font-name="Liberation Serif" officeooo:rsid="00346fa7" officeooo:paragraph-rsid="00346fa7"/>
    </style:style>
    <style:style style:name="P14" style:family="paragraph" style:parent-style-name="Standard">
      <style:paragraph-properties fo:margin-top="0cm" fo:margin-bottom="0cm" loext:contextual-spacing="false" fo:line-height="200%" fo:text-align="center" style:justify-single-word="false"/>
      <style:text-properties officeooo:rsid="001330fa" officeooo:paragraph-rsid="00325c9e"/>
    </style:style>
    <style:style style:name="P15" style:family="paragraph" style:parent-style-name="Standard">
      <style:paragraph-properties fo:margin-top="0cm" fo:margin-bottom="0cm" loext:contextual-spacing="false" fo:line-height="100%"/>
      <style:text-properties officeooo:rsid="001330fa" officeooo:paragraph-rsid="001330fa"/>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officeooo:rsid="001330fa" style:font-style-asian="normal" style:font-style-complex="normal"/>
    </style:style>
    <style:style style:name="T4" style:family="text">
      <style:text-properties fo:language="en" fo:country="US" fo:font-style="normal" officeooo:rsid="00137ab6" style:font-style-asian="normal" style:font-style-complex="normal"/>
    </style:style>
    <style:style style:name="T5" style:family="text">
      <style:text-properties fo:language="en" fo:country="US" fo:font-style="normal" officeooo:rsid="001555d9" style:font-style-asian="normal" style:font-style-complex="normal"/>
    </style:style>
    <style:style style:name="T6" style:family="text">
      <style:text-properties fo:language="en" fo:country="US" fo:font-style="normal" officeooo:rsid="00166e64" style:font-style-asian="normal" style:font-style-complex="normal"/>
    </style:style>
    <style:style style:name="T7" style:family="text">
      <style:text-properties fo:language="en" fo:country="US" fo:font-style="normal" officeooo:rsid="0016cb43" style:font-style-asian="normal" style:font-style-complex="normal"/>
    </style:style>
    <style:style style:name="T8" style:family="text">
      <style:text-properties fo:language="en" fo:country="US" fo:font-style="normal" officeooo:rsid="00176922" style:font-style-asian="normal" style:font-style-complex="normal"/>
    </style:style>
    <style:style style:name="T9" style:family="text">
      <style:text-properties fo:language="en" fo:country="US" fo:font-style="normal" officeooo:rsid="00193cde" style:font-style-asian="normal" style:font-style-complex="normal"/>
    </style:style>
    <style:style style:name="T10" style:family="text">
      <style:text-properties fo:language="en" fo:country="US" fo:font-style="normal" officeooo:rsid="001ac7ab" style:font-style-asian="normal" style:font-style-complex="normal"/>
    </style:style>
    <style:style style:name="T11" style:family="text">
      <style:text-properties fo:language="en" fo:country="US" fo:font-style="normal" officeooo:rsid="001ae1c9" style:font-style-asian="normal" style:font-style-complex="normal"/>
    </style:style>
    <style:style style:name="T12" style:family="text">
      <style:text-properties fo:language="en" fo:country="US" fo:font-style="normal" officeooo:rsid="001c5d66" style:font-style-asian="normal" style:font-style-complex="normal"/>
    </style:style>
    <style:style style:name="T13" style:family="text">
      <style:text-properties fo:language="en" fo:country="US" fo:font-style="normal" officeooo:rsid="001e0958" style:font-style-asian="normal" style:font-style-complex="normal"/>
    </style:style>
    <style:style style:name="T14" style:family="text">
      <style:text-properties fo:language="en" fo:country="US" fo:font-style="normal" officeooo:rsid="001ffd32" style:font-style-asian="normal" style:font-style-complex="normal"/>
    </style:style>
    <style:style style:name="T15" style:family="text">
      <style:text-properties fo:language="en" fo:country="US" fo:font-style="normal" officeooo:rsid="0021b7d4" style:font-style-asian="normal" style:font-style-complex="normal"/>
    </style:style>
    <style:style style:name="T16" style:family="text">
      <style:text-properties fo:language="en" fo:country="US" fo:font-style="normal" officeooo:rsid="0022cfb4" style:font-style-asian="normal" style:font-style-complex="normal"/>
    </style:style>
    <style:style style:name="T17" style:family="text">
      <style:text-properties fo:language="en" fo:country="US" fo:font-style="normal" officeooo:rsid="0023af50" style:font-style-asian="normal" style:font-style-complex="normal"/>
    </style:style>
    <style:style style:name="T18" style:family="text">
      <style:text-properties fo:language="en" fo:country="US" fo:font-style="normal" officeooo:rsid="002535ef" style:font-style-asian="normal" style:font-style-complex="normal"/>
    </style:style>
    <style:style style:name="T19" style:family="text">
      <style:text-properties fo:language="en" fo:country="US" fo:font-style="normal" officeooo:rsid="00260e53" style:font-style-asian="normal" style:font-style-complex="normal"/>
    </style:style>
    <style:style style:name="T20" style:family="text">
      <style:text-properties fo:language="en" fo:country="US" fo:font-style="normal" officeooo:rsid="0027f145" style:font-style-asian="normal" style:font-style-complex="normal"/>
    </style:style>
    <style:style style:name="T21" style:family="text">
      <style:text-properties fo:language="en" fo:country="US" fo:font-style="normal" officeooo:rsid="0027f615" style:font-style-asian="normal" style:font-style-complex="normal"/>
    </style:style>
    <style:style style:name="T22" style:family="text">
      <style:text-properties fo:language="en" fo:country="US" fo:font-style="normal" officeooo:rsid="0028bf02" style:font-style-asian="normal" style:font-style-complex="normal"/>
    </style:style>
    <style:style style:name="T23" style:family="text">
      <style:text-properties fo:language="en" fo:country="US" fo:font-style="normal" officeooo:rsid="00296650" style:font-style-asian="normal" style:font-style-complex="normal"/>
    </style:style>
    <style:style style:name="T24" style:family="text">
      <style:text-properties fo:language="en" fo:country="US" fo:font-style="normal" officeooo:rsid="002a6c95" style:font-style-asian="normal" style:font-style-complex="normal"/>
    </style:style>
    <style:style style:name="T25" style:family="text">
      <style:text-properties fo:language="en" fo:country="US" fo:font-style="normal" officeooo:rsid="00209bac" style:font-style-asian="normal" style:font-style-complex="normal"/>
    </style:style>
    <style:style style:name="T26" style:family="text">
      <style:text-properties fo:language="en" fo:country="US" fo:font-style="normal" officeooo:rsid="002c6a83" style:font-style-asian="normal" style:font-style-complex="normal"/>
    </style:style>
    <style:style style:name="T27" style:family="text">
      <style:text-properties fo:language="en" fo:country="US" fo:font-style="normal" officeooo:rsid="002d96aa" style:font-style-asian="normal" style:font-style-complex="normal"/>
    </style:style>
    <style:style style:name="T28" style:family="text">
      <style:text-properties fo:language="en" fo:country="US" fo:font-style="normal" officeooo:rsid="002d980c" style:font-style-asian="normal" style:font-style-complex="normal"/>
    </style:style>
    <style:style style:name="T29" style:family="text">
      <style:text-properties fo:language="en" fo:country="US" fo:font-style="normal" officeooo:rsid="002e12da" style:font-style-asian="normal" style:font-style-complex="normal"/>
    </style:style>
    <style:style style:name="T30" style:family="text">
      <style:text-properties fo:language="en" fo:country="US" fo:font-style="normal" officeooo:rsid="00301158" style:font-style-asian="normal" style:font-style-complex="normal"/>
    </style:style>
    <style:style style:name="T31" style:family="text">
      <style:text-properties fo:language="en" fo:country="US" fo:font-style="normal" officeooo:rsid="0030f84e" style:font-style-asian="normal" style:font-style-complex="normal"/>
    </style:style>
    <style:style style:name="T32" style:family="text">
      <style:text-properties fo:language="en" fo:country="US" fo:font-style="normal" officeooo:rsid="0031fe0c" style:font-style-asian="normal" style:font-style-complex="normal"/>
    </style:style>
    <style:style style:name="T33" style:family="text">
      <style:text-properties fo:language="en" fo:country="US" fo:font-style="normal" officeooo:rsid="00325c9e" style:font-style-asian="normal" style:font-style-complex="normal"/>
    </style:style>
    <style:style style:name="T34" style:family="text">
      <style:text-properties fo:language="en" fo:country="US" fo:font-style="normal" officeooo:rsid="00335546" style:font-style-asian="normal" style:font-style-complex="normal"/>
    </style:style>
    <style:style style:name="T35" style:family="text">
      <style:text-properties fo:language="en" fo:country="US" fo:font-style="normal" fo:font-weight="normal" officeooo:rsid="00301158" style:font-style-asian="normal" style:font-weight-asian="normal" style:font-style-complex="normal" style:font-weight-complex="normal"/>
    </style:style>
    <style:style style:name="T36" style:family="text">
      <style:text-properties fo:language="en" fo:country="US" fo:font-style="normal" fo:font-weight="normal" officeooo:rsid="0030f84e" style:font-style-asian="normal" style:font-weight-asian="normal" style:font-style-complex="normal" style:font-weight-complex="normal"/>
    </style:style>
    <style:style style:name="T37" style:family="text">
      <style:text-properties fo:language="en" fo:country="US" fo:font-style="normal" fo:font-weight="normal" officeooo:rsid="00347874" style:font-style-asian="normal" style:font-weight-asian="normal" style:font-style-complex="normal" style:font-weight-complex="normal"/>
    </style:style>
    <style:style style:name="T38" style:family="text">
      <style:text-properties fo:language="en" fo:country="US" fo:font-style="normal" fo:font-weight="normal" officeooo:rsid="00390a35" style:font-style-asian="normal" style:font-weight-asian="normal" style:font-style-complex="normal" style:font-weight-complex="normal"/>
    </style:style>
    <style:style style:name="T39" style:family="text">
      <style:text-properties fo:language="en" fo:country="US" fo:font-style="italic" style:font-style-asian="italic" style:font-style-complex="italic"/>
    </style:style>
    <style:style style:name="T40" style:family="text">
      <style:text-properties fo:font-style="italic" style:text-underline-style="none" officeooo:rsid="0031fe0c" style:font-style-asian="italic" style:font-style-complex="italic"/>
    </style:style>
    <style:style style:name="T41" style:family="text">
      <style:text-properties fo:font-style="normal" officeooo:rsid="001330fa" style:font-style-asian="normal" style:font-style-complex="normal"/>
    </style:style>
    <style:style style:name="T42" style:family="text">
      <style:text-properties fo:font-style="normal" style:text-underline-style="none" officeooo:rsid="0031fe0c" style:font-style-asian="normal" style:font-style-complex="normal"/>
    </style:style>
    <style:style style:name="T43" style:family="text">
      <style:text-properties fo:font-style="normal" style:text-underline-style="none" officeooo:rsid="00325c9e" style:font-style-asian="normal" style:font-style-complex="normal"/>
    </style:style>
    <style:style style:name="T44" style:family="text">
      <style:text-properties officeooo:rsid="00325c9e"/>
    </style:style>
    <style:style style:name="T45" style:family="text">
      <style:text-properties fo:font-variant="normal" fo:text-transform="none" fo:font-size="12pt" fo:letter-spacing="normal" fo:language="en" fo:country="US" fo:font-style="normal" fo:font-weight="normal" style:font-style-asian="normal" style:font-style-complex="normal"/>
    </style:style>
    <style:style style:name="T46" style:family="text">
      <style:text-properties fo:font-variant="normal" fo:text-transform="none" fo:font-size="12pt" fo:letter-spacing="normal" fo:language="en" fo:country="US" fo:font-style="normal" fo:font-weight="normal" officeooo:rsid="00371b45" style:font-style-asian="normal" style:font-style-complex="normal"/>
    </style:style>
    <style:style style:name="T47" style:family="text">
      <style:text-properties fo:font-variant="normal" fo:text-transform="none" fo:font-size="12pt" fo:letter-spacing="normal" fo:language="en" fo:country="US" fo:font-style="italic" fo:font-weight="normal"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Mark Simmons</text:p>
      <text:p text:style-name="P15">Dr. Phillip Barrish</text:p>
      <text:p text:style-name="P15">LAH 350</text:p>
      <text:p text:style-name="P15">May 8th, 2020</text:p>
      <text:p text:style-name="P14">N<text:span text:style-name="T44">arratives of Inferiority</text:span></text:p>
      <text:p text:style-name="P3"><text:span text:style-name="T41"><text:tab/></text:span><text:span text:style-name="T42">Edwidge Danticat’s testimony of her uncle’s death due to the negligence of the Krome detention center medical staff in</text:span><text:span text:style-name="T40"> Brother I’m Dying</text:span><text:span text:style-name="T42"> reveals the deeply unjust and arbitrary nature of the US immigration system. Exploring the negligence and malicious attitudes found in the healthcare system of US immigrant detention centers </text:span><text:span text:style-name="T43">shows how the greater narrative of inferiority ascribed to Haiti has enabled extreme acts of injustice to be enacted under the pretense of healing.</text:span></text:p>
      <text:p text:style-name="P4"><text:span text:style-name="T3"><text:tab/>Joseph Dantica was not alone in experiencing mistreatment at the hands of medical practitioners </text:span><text:span text:style-name="T4">in the Krome detention center. </text:span><text:span text:style-name="T5">Healthcare workers at Krome consistently treated sick Haitian detainees with forceful and humiliating regimens, which were motivated more by a paranoid desire to eradicate disease than to enable any sort of healing. This was especially true in the case of </text:span><text:span text:style-name="T6">tuberculosis</text:span><text:span text:style-name="T5"> patients. In Krome, ma</text:span><text:span text:style-name="T6">ny detainees tested positive for latent TB. Being asymptomatic, it was difficult for them to understand their diagnosis lacking a “germ theory of disease” (Nachman 5). </text:span><text:span text:style-name="T7">The stigma Haitians associate with this disease, compounded with their unfamiliarity with American disease etiology and the general anxiety of being detained involuntarily created an overwhelmingly negative health environment for the patients despite constant medical attention.</text:span></text:p>
      <text:p text:style-name="P4"><text:span text:style-name="T7"><text:tab/></text:span><text:span text:style-name="T8">Healthcare workers at Krome were largely insensitive to these stressful factors. While performing ethnography on Krome TB patients, Nachman reported that doctors would routinely summon them in order to distribute medication by walking into the men’s dormitory shouting “TB, TB” (8). This singled out the patients and humiliated them in front of their uninfected peers, creating a sense of isolation. Worse, the treatments often continued </text:span><text:span text:style-name="T9">beyond the prescribed treatment plan, </text:span><text:span text:style-name="T14">much to the patients’ confusion</text:span><text:span text:style-name="T9"> (24), </text:span><text:span text:style-name="T14">and they were subject to rapid and unexplained changes, such as the </text:span><text:soft-page-break/><text:span text:style-name="T14">prescription of vitamin B-6 pills for only one week (16). Under these circumstances, the Haitian detainees had little reason to believe that the doctors were concerned with their best interests.</text:span></text:p>
      <text:p text:style-name="P5"><text:span text:style-name="T9"><text:tab/>The attitudes of health workers in Krome stem from a larger cultural discourse that paints Haitians as diseased, underdeveloped people in need of cure and reform by Western actors. To Americans, Haitian immigrants are </text:span><text:span text:style-name="T10">viewed as dangerous sources of HIV and TB, yet this association goes beyond medical facts to the point of racial caricature (Coreil et al. 2). </text:span><text:span text:style-name="T11">For example, during the AIDs epidemic the United States banned Haitian immigrants from donating blood (Fairchild &amp; Tynan 4). On the surface, this may seem an innocuous and rational preventative measure – after all, being banned from donating blood hardly constitutes a major infringement on one’s personal freedom. However, it is worth noting the arbitrariness of only targeting Haitians, even as regions outside of Haiti “</text:span><text:span text:style-name="T12">both within the United States and in Mexico and Puerto Rico, had shown </text:span><text:span text:style-name="T11">increasing rates of heterosexual transmission of HIV” (Fairchild &amp; Tynan 4). </text:span><text:span text:style-name="T14">In effect, the blood ban contributed to a narrative that characterizes Haitians as disease-spreaders that need to be contained.</text:span><text:span text:style-name="T11"> </text:span><text:span text:style-name="T12">Thus, United States policy and attitudes has habitually warped a well-founded fear of infectious disease into a xenophobic othering of the Haitian people.</text:span></text:p>
      <text:p text:style-name="P4"><text:span text:style-name="T12"><text:tab/>This xenophobic attitude permeated the atmosphere of Krome detention center, </text:span><text:span text:style-name="T13">and it exaggerated issues of noncompliance, since both patient and doctor suspected the other of ulterior motives. The health practitioners, for their part, made little effort to be transparent or consistent </text:span><text:span text:style-name="T15">to their patients, as discussed above. The detainees responded to this with whatever resistance that was available to them in the restricted environment of the internment camp. Some of the more dramatic acts of resistance </text:span><text:span text:style-name="T16">that Nachman recorded in his ethnography </text:span><text:span text:style-name="T15">included “hunger strikes” and “suicide attempts.” For TB patients, refusing to answer summons to receive medication was another such act. </text:span><text:span text:style-name="T16">Nachman notes that this medical noncompliance does not stem from lack of belief in the medicine’s “efficacy”, but rather form the “willingness [of the patient] to undermine their own health” as an act of </text:span><text:soft-page-break/><text:span text:style-name="T16">protest (20). Thus, the xenophobic narrative becomes self-fulfilling, as the worst expectations of the American jailers bring out the worst behavior in their subjects.</text:span></text:p>
      <text:p text:style-name="P7"><text:span text:style-name="T16"><text:tab/></text:span><text:span text:style-name="T17">These expectations create an interesting paradox. On one hand, the doctors view</text:span><text:span text:style-name="T18">ed</text:span><text:span text:style-name="T17"> the Haitian detainees as diseased </text:span><text:span text:style-name="T18">men urgently in need of their medicine. </text:span><text:span text:style-name="T17">Yet at the same time, since they expect</text:span><text:span text:style-name="T18">ed</text:span><text:span text:style-name="T17"> noncompliance from their patients, they </text:span><text:span text:style-name="T18">were</text:span><text:span text:style-name="T17"> reluctant to believe claims of illness or pain. </text:span><text:span text:style-name="T18">This played out dramatically in the story of Joseph Dantica, when the doctor insisted that he was faking a seizure even as he lost bodily control and vomited profusely. Nachman describes similar observations in his visits to Krome, </text:span><text:span text:style-name="T19">reporting that medical personnel suspect</text:span><text:span text:style-name="T20">ed</text:span><text:span text:style-name="T19"> that the detainees bring them medical complaints with the aim of being “sent to external facilities, from which they would escape” </text:span><text:span text:style-name="T20">(16). This fear was in part founded on fact, since some detainees did manage to escape while treated at external sites (14). However it is worth considering what motivations the Haitians had to seek medical attention outside the detention center. As discussed above, an atmosphere of mistrust existed between doctor and patient at Krome, to the extent that the Haitian detainees often engaged in self-destructive behaviors to protest their conditions. </text:span><text:span text:style-name="T24">Some TB patients related to Nachman that they feared they were being treated “so that the INS could prove to the world that Haitians were disease ridden and dangerous and should be kept in confinem</text:span><text:span text:style-name="T25">ent” </text:span><text:span text:style-name="T24">(18), a rational fear given the aggressiveness of US containment procedures. A</text:span><text:span text:style-name="T26">round the same time, </text:span><text:span text:style-name="T27">Haitian </text:span><text:span text:style-name="T26">refugees which the US itself had acknowledged had “well-founded fear” of persecution in Haiti had been kept for nearly two years in order to contain an HIV outbreak among them, even though “2 HIV-negative adults, and 13 children who had not been tested” were present among population (Annas 3).</text:span><text:span text:style-name="T20"> </text:span><text:span text:style-name="T26">In Krome, t</text:span><text:span text:style-name="T20">h</text:span><text:span text:style-name="T24">ose</text:span><text:span text:style-name="T20"> patients who </text:span><text:span text:style-name="T27">were </text:span><text:span text:style-name="T20">received healthcare outside of the detention center reported having a better experience there, and could believe that the practitioners were genuinely concerned with their health (</text:span><text:span text:style-name="T26">Nachman </text:span><text:span text:style-name="T20">21). </text:span><text:span text:style-name="T21">It appears that the detention center </text:span><text:span text:style-name="T22">specifically</text:span><text:span text:style-name="T21"> produces a spirit of noncompliance and rebelliousness towards healthcare practitioners in the Haitian immigrants.</text:span></text:p>
      <text:p text:style-name="P6"><text:soft-page-break/><text:span text:style-name="T21"><text:tab/></text:span><text:span text:style-name="T22">This dynamic of antagonism </text:span><text:span text:style-name="T23">between doctor and patient</text:span><text:span text:style-name="T22"> can nevertheless extend beyond the walls of the detention center. More recently, during the HIV/AIDS scare (which re-ignited fears of TB), Haitian immigrants in Florida reported being reluctant to seek treatment for TB, aware of “the threat of court-order institutionalization in South Florida’s tuberculosis hospital” (Coreil et al. 5). </text:span><text:span text:style-name="T23">The resurgence of the TB stigma has, thus, has confounded dynamics of healthcare.</text:span></text:p>
      <text:p text:style-name="P6"><text:span text:style-name="T22"><text:tab/></text:span><text:span text:style-name="T23">American attitudes towards infectious disease, though aimed at containment and eradication of contagions, have become bogged down with racist stereotypes, and thus prevented effective cooperation between distributors of healthcare and </text:span><text:span text:style-name="T24">the Haitian immigrant populace. Further still, lack of attention and sensitivity to the needs of this population have created novel health crises for Haitians to endure.</text:span></text:p>
      <text:p text:style-name="P9"><text:span text:style-name="T24"><text:tab/></text:span><text:span text:style-name="T27">In Krome, the detainees once faced a sudden outbreak of gynecomastia. Nachman reports various </text:span><text:span text:style-name="T28">possible origins, while another source determined that the most likely source was rapid transition from a relatively malnourished diet in Haiti to one rich in fat and protein (Sattin et al. 6). If true, this demonstrates the unintended effects of American attempts at providing healthcare without being sensitive to cultural differences between them and the Haitian immigrants, nor the needs that arise thereof. </text:span><text:span text:style-name="T29">Compare the more recent introduction of cholera to the Haitian population following the 2010 earthquake, </text:span><text:span text:style-name="T30">an epidemic which “killed more than 8,000 people” and </text:span><text:span text:style-name="T35">“infected over 67,000.” <text:s/></text:span><text:span text:style-name="T36">The disease had been absent from Haiti for decades, and was suddenly introduced when UN aid workers rushed into the country, “most likely to have originated in the UN Nepali camp” </text:span><text:span text:style-name="T35">(</text:span><text:span text:style-name="T37">L</text:span><text:span text:style-name="T38">emay-Hébert</text:span><text:span text:style-name="T35"> </text:span><text:span text:style-name="T30">10).</text:span></text:p>
      <text:p text:style-name="P8"><text:span text:style-name="T30"><text:tab/></text:span><text:span text:style-name="T31">The purpose of these two stories is not to indict either the INS or the UN aid forces for maliciously causing outbreaks of disease. Both causes seem to have arisen out of both negligence and other factors beyond anyone’s control. However, the point remains that, on both occasions, a disease that had not been an issue before was spontaneously introduced as a side effect of intervention in the lives of Haitians. Regardless of any personal culpability, this demonstrates the inherent danger of </text:span><text:soft-page-break/><text:span text:style-name="T31">excessive intervention, and calls into question whether such aggressive measure</text:span><text:span text:style-name="T32">s</text:span><text:span text:style-name="T31"> </text:span><text:span text:style-name="T32">that the US and other international actors</text:span><text:span text:style-name="T31"> have taken towards </text:span><text:span text:style-name="T32">crises in Haiti were prudent. Lemay-Hébert criticizes a discourse of the “failed state” which surrounds Haiti, and notes that it has “legitimiz[ed] all forms of international intervention” in the eyes of foreign states (3). This discourse has demonstrated a great capacity for collateral damage, as it leads intervening countries to disregard the needs and capabilities of the Haitian people.</text:span></text:p>
      <text:p text:style-name="P10"><text:span text:style-name="T32"><text:tab/></text:span><text:span text:style-name="T33">The “failed state” and “disease to be contained” discourses permeate all </text:span><text:span text:style-name="T34">policy concerning Haiti in the US and beyond. Only by analyzing its worst products, such as the injustices in the US immigration system suffer, can we realize the harm these narratives have caused, and hopefully begin to supplant them with a new narrative that respects the independence and humanity of the Haitian people.</text:span></text:p>
      <text:p text:style-name="P13"><text:span text:style-name="T34">W</text:span><text:span text:style-name="T2">orks Cited</text:span></text:p>
      <text:p text:style-name="P12"><text:span text:style-name="T45">Annas, George. “Detention of HIV-positive Haitians at Guantánamo.” </text:span><text:span text:style-name="T47">Legal Issues in Medicine</text:span><text:span text:style-name="T45">, vol. <text:tab/>329, </text:span><text:span text:style-name="T46">n</text:span><text:span text:style-name="T45">o. 8, pp. 589-592.</text:span></text:p>
      <text:p text:style-name="P1"><text:span text:style-name="T45">Coreil, Jeannine et al. “Structural forces and the production of TB-related stigma among Haitians in <text:tab/>two contexts.” </text:span><text:span text:style-name="T47">Social Science &amp; Medicine</text:span><text:span text:style-name="T45">, vol. 71, pp. 1409-1417.</text:span></text:p>
      <text:p text:style-name="P11"><text:span text:style-name="T45">Lesmay-Hébert, Nicolas. “Resistance in the Time of Cholera: The Limits of Stabilization through <text:tab/>Securitization in Haiti.” </text:span><text:span text:style-name="T47">International Peacekeeping</text:span><text:span text:style-name="T45">, vol. 21, no. 2, 2014, pp. 198-213.</text:span></text:p>
      <text:p text:style-name="P1"><text:span text:style-name="T45">Nachman, Steven. “Wasted Lives: Tuberculosis and Other Health Risks of Being Haitian in a U.S. <text:tab/>Detention Camp.” </text:span><text:span text:style-name="T47">Medical Anthropology Quarterly, </text:span><text:span text:style-name="T45">vol. 7, no. 3, pp. 227-259.</text:span></text:p>
      <text:p text:style-name="P2"><text:span text:style-name="T1">Sattin, Richard et al. “Epidemic of Gynecomastia Among Illegal Haitian Entrants.” Public Health</text:span></text:p>
      <text:p text:style-name="P2"><text:span text:style-name="T1"><text:tab/>Reports, vol. 99, no. 5, pp. 504-510.</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Georgia" svg:font-family="Georgia, Courier, serif"/>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Bibliography_20_1"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class="index">
      <style:paragraph-properties fo:margin-left="0cm" fo:margin-right="0cm" fo:text-indent="0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7T22:39:48.872872927</meta:creation-date>
    <meta:generator>LibreOffice/6.3.5.2$Linux_X86_64 LibreOffice_project/30$Build-2</meta:generator>
    <dc:date>2020-05-08T13:50:18.303866274</dc:date>
    <meta:editing-duration>PT55M13S</meta:editing-duration>
    <meta:editing-cycles>7</meta:editing-cycles>
    <meta:document-statistic meta:table-count="0" meta:image-count="0" meta:object-count="0" meta:page-count="6" meta:paragraph-count="23" meta:word-count="1617" meta:character-count="10597" meta:non-whitespace-character-count="8985"/>
  </office:meta>
</office:document-meta>
</file>